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bcaed5"/>
    </style:style>
    <style:style style:name="ce3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ef413d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(i j| k l)</text:p>
          </table:table-cell>
          <table:table-cell/>
          <table:table-cell table:formula="of:=4*4*4*4/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9136890254101" calcext:value-type="float">
            <text:p>1,29136890254101</text:p>
          </table:table-cell>
          <table:table-cell office:value-type="float" office:value="1.29136890254101" calcext:value-type="float">
            <text:p>1,29136890254101</text:p>
          </table:table-cell>
          <table:table-cell/>
          <table:table-cell office:value-type="string" calcext:value-type="string">
            <text:p>1 <text:s text:c="11"/>0 <text:s text:c="9"/>0 <text:s text:c="6"/>0 <text:s text:c="10"/>0</text:p>
          </table:table-cell>
          <table:table-cell office:value-type="float" office:value="1.29136890254101" calcext:value-type="float">
            <text:p>1,29136890254101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 j | l 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674065966693942" calcext:value-type="float">
            <text:p>0,674065966693942</text:p>
          </table:table-cell>
          <table:table-cell office:value-type="float" office:value="0.674065966693942" calcext:value-type="float">
            <text:p>0,674065966693942</text:p>
          </table:table-cell>
          <table:table-cell/>
          <table:table-cell office:value-type="string" calcext:value-type="string">
            <text:p>2 <text:s text:c="11"/>0 <text:s text:c="9"/>1 <text:s text:c="6"/>0 <text:s text:c="10"/>0</text:p>
          </table:table-cell>
          <table:table-cell office:value-type="float" office:value="0.674065966693942" calcext:value-type="float">
            <text:p>0,674065966693942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j i | k 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64242614103466" calcext:value-type="float">
            <text:p>0,364242614103466</text:p>
          </table:table-cell>
          <table:table-cell office:value-type="float" office:value="0.364242614103465" calcext:value-type="float">
            <text:p>0,364242614103465</text:p>
          </table:table-cell>
          <table:table-cell/>
          <table:table-cell office:value-type="string" calcext:value-type="string">
            <text:p>3 <text:s text:c="11"/>0 <text:s text:c="9"/>2 <text:s text:c="6"/>0 <text:s text:c="10"/>0</text:p>
          </table:table-cell>
          <table:table-cell office:value-type="float" office:value="0.293973445668759" calcext:value-type="float">
            <text:p>0,293973445668759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j i | l 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709908166754586" calcext:value-type="float">
            <text:p>0,709908166754586</text:p>
          </table:table-cell>
          <table:table-cell table:number-columns-repeated="2"/>
          <table:table-cell office:value-type="string" calcext:value-type="string">
            <text:p>4 <text:s text:c="11"/>0 <text:s text:c="9"/>3 <text:s text:c="6"/>0 <text:s text:c="10"/>0</text:p>
          </table:table-cell>
          <table:table-cell office:value-type="float" office:value="0.450801456708447" calcext:value-type="float">
            <text:p>0,450801456708447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40933251766203" calcext:value-type="float">
            <text:p>0,40933251766203</text:p>
          </table:table-cell>
          <table:table-cell office:value-type="float" office:value="0.40933251766203" calcext:value-type="float">
            <text:p>0,40933251766203</text:p>
          </table:table-cell>
          <table:table-cell/>
          <table:table-cell office:value-type="string" calcext:value-type="string">
            <text:p>5 <text:s text:c="11"/>0 <text:s text:c="9"/>1 <text:s text:c="6"/>0 <text:s text:c="10"/>1</text:p>
          </table:table-cell>
          <table:table-cell office:value-type="float" office:value="0.364242614103465" calcext:value-type="float">
            <text:p>0,364242614103465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 l | <text:s/>i j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544828389955385" calcext:value-type="float">
            <text:p>0,544828389955385</text:p>
          </table:table-cell>
          <table:table-cell office:value-type="float" office:value="0.544828389955385" calcext:value-type="float">
            <text:p>0,544828389955385</text:p>
          </table:table-cell>
          <table:table-cell/>
          <table:table-cell office:value-type="string" calcext:value-type="string">
            <text:p>6 <text:s text:c="11"/>0 <text:s text:c="9"/>2 <text:s text:c="6"/>0 <text:s text:c="10"/>1</text:p>
          </table:table-cell>
          <table:table-cell office:value-type="float" office:value="0.160921529412656" calcext:value-type="float">
            <text:p>0,160921529412656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Kl | j 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9397344566876" calcext:value-type="float">
            <text:p>0,29397344566876</text:p>
          </table:table-cell>
          <table:table-cell office:value-type="float" office:value="0.293973445668759" calcext:value-type="float">
            <text:p>0,293973445668759</text:p>
          </table:table-cell>
          <table:table-cell/>
          <table:table-cell office:value-type="string" calcext:value-type="string">
            <text:p>7 <text:s text:c="11"/>0 <text:s text:c="9"/>3 <text:s text:c="6"/>0 <text:s text:c="10"/>1</text:p>
          </table:table-cell>
          <table:table-cell office:value-type="float" office:value="0.244316587364192" calcext:value-type="float">
            <text:p>0,244316587364192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 k | i j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60921529412656" calcext:value-type="float">
            <text:p>0,160921529412656</text:p>
          </table:table-cell>
          <table:table-cell office:value-type="float" office:value="0.160921529412656" calcext:value-type="float">
            <text:p>0,160921529412656</text:p>
          </table:table-cell>
          <table:table-cell/>
          <table:table-cell office:value-type="string" calcext:value-type="string">
            <text:p>8 <text:s text:c="11"/>0 <text:s text:c="9"/>2 <text:s text:c="6"/>0 <text:s text:c="10"/>2</text:p>
          </table:table-cell>
          <table:table-cell office:value-type="float" office:value="0.0991204280167427" calcext:value-type="float">
            <text:p>0,099120428016743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 k | j 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184670869002694" calcext:value-type="float">
            <text:p>0,184670869002694</text:p>
          </table:table-cell>
          <table:table-cell office:value-type="float" office:value="0.184670869002694" calcext:value-type="float">
            <text:p>0,184670869002694</text:p>
          </table:table-cell>
          <table:table-cell/>
          <table:table-cell office:value-type="string" calcext:value-type="string">
            <text:p>9 <text:s text:c="11"/>0 <text:s text:c="9"/>3 <text:s text:c="6"/>0 <text:s text:c="10"/>2</text:p>
          </table:table-cell>
          <table:table-cell office:value-type="float" office:value="0.117565281225442" calcext:value-type="float">
            <text:p>0,117565281225442</text:p>
          </table:table-cell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312285701050364" calcext:value-type="float">
            <text:p>0,312285701050364</text:p>
          </table:table-cell>
          <table:table-cell office:value-type="float" office:value="0.312285701050363" calcext:value-type="float">
            <text:p>0,312285701050363</text:p>
          </table:table-cell>
          <table:table-cell/>
          <table:table-cell office:value-type="string" calcext:value-type="string">
            <text:p>10 <text:s text:c="10"/>0 <text:s text:c="9"/>3 <text:s text:c="6"/>0 <text:s text:c="10"/>3</text:p>
          </table:table-cell>
          <table:table-cell office:value-type="float" office:value="0.167673600468976" calcext:value-type="float">
            <text:p>0,167673600468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180465155628947" calcext:value-type="float">
            <text:p>0,180465155628947</text:p>
          </table:table-cell>
          <table:table-cell office:value-type="float" office:value="0.180465155628946" calcext:value-type="float">
            <text:p>0,180465155628946</text:p>
          </table:table-cell>
          <table:table-cell/>
          <table:table-cell office:value-type="string" calcext:value-type="string">
            <text:p>11 <text:s text:c="10"/>0 <text:s text:c="9"/>1 <text:s text:c="6"/>1 <text:s text:c="10"/>1</text:p>
          </table:table-cell>
          <table:table-cell office:value-type="float" office:value="0.40933251766203" calcext:value-type="float">
            <text:p>0,40933251766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237231031600063" calcext:value-type="float">
            <text:p>0,237231031600063</text:p>
          </table:table-cell>
          <table:table-cell office:value-type="float" office:value="0.237231031600062" calcext:value-type="float">
            <text:p>0,237231031600062</text:p>
          </table:table-cell>
          <table:table-cell/>
          <table:table-cell office:value-type="string" calcext:value-type="string">
            <text:p>12 <text:s text:c="10"/>0 <text:s text:c="9"/>2 <text:s text:c="6"/>1 <text:s text:c="10"/>1</text:p>
          </table:table-cell>
          <table:table-cell office:value-type="float" office:value="0.184670869002694" calcext:value-type="float">
            <text:p>0,184670869002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450801456708449" calcext:value-type="float">
            <text:p>0,450801456708449</text:p>
          </table:table-cell>
          <table:table-cell office:value-type="float" office:value="0.450801456708447" calcext:value-type="float">
            <text:p>0,450801456708447</text:p>
          </table:table-cell>
          <table:table-cell/>
          <table:table-cell office:value-type="string" calcext:value-type="string">
            <text:p>13 <text:s text:c="10"/>0 <text:s text:c="9"/>3 <text:s text:c="6"/>1 <text:s text:c="10"/>1</text:p>
          </table:table-cell>
          <table:table-cell office:value-type="float" office:value="0.276247589089388" calcext:value-type="float">
            <text:p>0,276247589089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.244316587364193" calcext:value-type="float">
            <text:p>0,244316587364193</text:p>
          </table:table-cell>
          <table:table-cell office:value-type="float" office:value="0.244316587364192" calcext:value-type="float">
            <text:p>0,244316587364192</text:p>
          </table:table-cell>
          <table:table-cell/>
          <table:table-cell office:value-type="string" calcext:value-type="string">
            <text:p>14 <text:s text:c="10"/>0 <text:s text:c="9"/>2 <text:s text:c="6"/>1 <text:s text:c="10"/>2</text:p>
          </table:table-cell>
          <table:table-cell office:value-type="float" office:value="0.117565281225442" calcext:value-type="float">
            <text:p>0,117565281225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.276247589089388" calcext:value-type="float">
            <text:p>0,276247589089388</text:p>
          </table:table-cell>
          <table:table-cell office:value-type="float" office:value="0.276247589089388" calcext:value-type="float">
            <text:p>0,276247589089388</text:p>
          </table:table-cell>
          <table:table-cell/>
          <table:table-cell office:value-type="string" calcext:value-type="string">
            <text:p>15 <text:s text:c="10"/>0 <text:s text:c="9"/>3 <text:s text:c="6"/>1 <text:s text:c="10"/>2</text:p>
          </table:table-cell>
          <table:table-cell office:value-type="float" office:value="0.134223236297815" calcext:value-type="float">
            <text:p>0,1342232362978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530416817808399" calcext:value-type="float">
            <text:p>0,530416817808399</text:p>
          </table:table-cell>
          <table:table-cell office:value-type="float" office:value="0.530416817808398" calcext:value-type="float">
            <text:p>0,530416817808398</text:p>
          </table:table-cell>
          <table:table-cell/>
          <table:table-cell office:value-type="string" calcext:value-type="string">
            <text:p>16 <text:s text:c="10"/>0 <text:s text:c="9"/>3 <text:s text:c="6"/>1 <text:s text:c="10"/>3</text:p>
          </table:table-cell>
          <table:table-cell office:value-type="float" office:value="0.214862881843756" calcext:value-type="float">
            <text:p>0,214862881843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307637934407339" calcext:value-type="float">
            <text:p>0,307637934407339</text:p>
          </table:table-cell>
          <table:table-cell office:value-type="float" office:value="0.307637934407338" calcext:value-type="float">
            <text:p>0,307637934407338</text:p>
          </table:table-cell>
          <table:table-cell/>
          <table:table-cell office:value-type="string" calcext:value-type="string">
            <text:p>17 <text:s text:c="10"/>0 <text:s text:c="9"/>2 <text:s text:c="6"/>2 <text:s text:c="10"/>2</text:p>
          </table:table-cell>
          <table:table-cell office:value-type="float" office:value="0.293973445668759" calcext:value-type="float">
            <text:p>0,293973445668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0.417587645317964" calcext:value-type="float">
            <text:p>0,417587645317964</text:p>
          </table:table-cell>
          <table:table-cell office:value-type="float" office:value="0.417587645317963" calcext:value-type="float">
            <text:p>0,417587645317963</text:p>
          </table:table-cell>
          <table:table-cell/>
          <table:table-cell office:value-type="string" calcext:value-type="string">
            <text:p>18 <text:s text:c="10"/>0 <text:s text:c="9"/>3 <text:s text:c="6"/>2 <text:s text:c="10"/>2</text:p>
          </table:table-cell>
          <table:table-cell office:value-type="float" office:value="0.312285701050363" calcext:value-type="float">
            <text:p>0,312285701050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style-name="ce5" office:value-type="float" office:value="0.0991204280167428" calcext:value-type="float">
            <text:p>9,91E-02</text:p>
          </table:table-cell>
          <table:table-cell office:value-type="float" office:value="0.0991204280167427" calcext:value-type="float">
            <text:p>0,099120428016743</text:p>
          </table:table-cell>
          <table:table-cell/>
          <table:table-cell office:value-type="string" calcext:value-type="string">
            <text:p>19 <text:s text:c="10"/>0 <text:s text:c="9"/>3 <text:s text:c="6"/>2 <text:s text:c="10"/>3</text:p>
          </table:table-cell>
          <table:table-cell office:value-type="float" office:value="0.180465155628946" calcext:value-type="float">
            <text:p>0,180465155628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117565281225443" calcext:value-type="float">
            <text:p>0,117565281225443</text:p>
          </table:table-cell>
          <table:table-cell office:value-type="float" office:value="0.117565281225442" calcext:value-type="float">
            <text:p>0,117565281225442</text:p>
          </table:table-cell>
          <table:table-cell office:value-type="float" office:value="0.117565281225442" calcext:value-type="float">
            <text:p>0,117565281225442</text:p>
          </table:table-cell>
          <table:table-cell office:value-type="string" calcext:value-type="string">
            <text:p>20 <text:s text:c="10"/>0 <text:s text:c="9"/>3 <text:s text:c="6"/>3 <text:s text:c="10"/>3</text:p>
          </table:table-cell>
          <table:table-cell office:value-type="float" office:value="0.237231031600062" calcext:value-type="float">
            <text:p>0,23723103160006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0.167673600468976" calcext:value-type="float">
            <text:p>0,167673600468976</text:p>
          </table:table-cell>
          <table:table-cell table:number-columns-repeated="2" office:value-type="float" office:value="0.167673600468976" calcext:value-type="float">
            <text:p>0,167673600468976</text:p>
          </table:table-cell>
          <table:table-cell office:value-type="string" calcext:value-type="string">
            <text:p>21 <text:s text:c="10"/>1 <text:s text:c="9"/>1 <text:s text:c="6"/>1 <text:s text:c="10"/>1</text:p>
          </table:table-cell>
          <table:table-cell office:value-type="float" office:value="0.544828389955385" calcext:value-type="float">
            <text:p>0,54482838995538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0.117565281225443" calcext:value-type="float">
            <text:p>0,117565281225443</text:p>
          </table:table-cell>
          <table:table-cell office:value-type="float" office:value="0.117565281225442" calcext:value-type="float">
            <text:p>0,117565281225442</text:p>
          </table:table-cell>
          <table:table-cell/>
          <table:table-cell office:value-type="string" calcext:value-type="string">
            <text:p>22 <text:s text:c="10"/>1 <text:s text:c="9"/>2 <text:s text:c="6"/>1 <text:s text:c="10"/>1</text:p>
          </table:table-cell>
          <table:table-cell office:value-type="float" office:value="0.237231031600062" calcext:value-type="float">
            <text:p>0,23723103160006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0.134223236297815" calcext:value-type="float">
            <text:p>0,134223236297815</text:p>
          </table:table-cell>
          <table:table-cell office:value-type="float" office:value="0.134223236297815" calcext:value-type="float">
            <text:p>0,134223236297815</text:p>
          </table:table-cell>
          <table:table-cell/>
          <table:table-cell office:value-type="string" calcext:value-type="string">
            <text:p>23 <text:s text:c="10"/>1 <text:s text:c="9"/>3 <text:s text:c="6"/>1 <text:s text:c="10"/>1</text:p>
          </table:table-cell>
          <table:table-cell office:value-type="float" office:value="0.417587645317963" calcext:value-type="float">
            <text:p>0,4175876453179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167673600468976" calcext:value-type="float">
            <text:p>0,167673600468976</text:p>
          </table:table-cell>
          <table:table-cell office:value-type="float" office:value="0.167673600468976" calcext:value-type="float">
            <text:p>0,167673600468976</text:p>
          </table:table-cell>
          <table:table-cell/>
          <table:table-cell office:value-type="string" calcext:value-type="string">
            <text:p>24 <text:s text:c="10"/>1 <text:s text:c="9"/>2 <text:s text:c="6"/>1 <text:s text:c="10"/>2</text:p>
          </table:table-cell>
          <table:table-cell office:value-type="float" office:value="0.167673600468976" calcext:value-type="float">
            <text:p>0,16767360046897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156507051593525" calcext:value-type="float">
            <text:p>0,156507051593525</text:p>
          </table:table-cell>
          <table:table-cell table:number-columns-repeated="2"/>
          <table:table-cell office:value-type="string" calcext:value-type="string">
            <text:p>25 <text:s text:c="10"/>1 <text:s text:c="9"/>3 <text:s text:c="6"/>1 <text:s text:c="10"/>2</text:p>
          </table:table-cell>
          <table:table-cell office:value-type="float" office:value="0.214862881843756" calcext:value-type="float">
            <text:p>0,21486288184375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0.214862881843756" calcext:value-type="float">
            <text:p>0,214862881843756</text:p>
          </table:table-cell>
          <table:table-cell office:value-type="float" office:value="0.214862881843756" calcext:value-type="float">
            <text:p>0,214862881843756</text:p>
          </table:table-cell>
          <table:table-cell/>
          <table:table-cell office:value-type="string" calcext:value-type="string">
            <text:p>26 <text:s text:c="10"/>1 <text:s text:c="9"/>3 <text:s text:c="6"/>1 <text:s text:c="10"/>3</text:p>
          </table:table-cell>
          <table:table-cell office:value-type="float" office:value="0.344993061164373" calcext:value-type="float">
            <text:p>0,344993061164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0.214862881843756" calcext:value-type="float">
            <text:p>0,214862881843756</text:p>
          </table:table-cell>
          <table:table-cell table:number-columns-repeated="2" office:value-type="float" office:value="0.214862881843756" calcext:value-type="float">
            <text:p>0,214862881843756</text:p>
          </table:table-cell>
          <table:table-cell office:value-type="string" calcext:value-type="string">
            <text:p>27 <text:s text:c="10"/>1 <text:s text:c="9"/>2 <text:s text:c="6"/>2 <text:s text:c="10"/>2</text:p>
          </table:table-cell>
          <table:table-cell office:value-type="float" office:value="0.450801456708447" calcext:value-type="float">
            <text:p>0,450801456708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0.344993061164373" calcext:value-type="float">
            <text:p>0,344993061164373</text:p>
          </table:table-cell>
          <table:table-cell office:value-type="float" office:value="0.344993061164373" calcext:value-type="float">
            <text:p>0,344993061164373</text:p>
          </table:table-cell>
          <table:table-cell/>
          <table:table-cell office:value-type="string" calcext:value-type="string">
            <text:p>28 <text:s text:c="10"/>1 <text:s text:c="9"/>3 <text:s text:c="6"/>2 <text:s text:c="10"/>2</text:p>
          </table:table-cell>
          <table:table-cell office:value-type="float" office:value="0.530416817808398" calcext:value-type="float">
            <text:p>0,530416817808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0.697529795236289" calcext:value-type="float">
            <text:p>0,697529795236289</text:p>
          </table:table-cell>
          <table:table-cell table:number-columns-repeated="2"/>
          <table:table-cell office:value-type="string" calcext:value-type="string">
            <text:p>29 <text:s text:c="10"/>1 <text:s text:c="9"/>3 <text:s text:c="6"/>2 <text:s text:c="10"/>3</text:p>
          </table:table-cell>
          <table:table-cell office:value-type="float" office:value="0.307637934407338" calcext:value-type="float">
            <text:p>0,307637934407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0.41091450196552" calcext:value-type="float">
            <text:p>0,41091450196552</text:p>
          </table:table-cell>
          <table:table-cell table:number-columns-repeated="2"/>
          <table:table-cell office:value-type="string" calcext:value-type="string">
            <text:p>30 <text:s text:c="10"/>1 <text:s text:c="9"/>3 <text:s text:c="6"/>3 <text:s text:c="10"/>3</text:p>
          </table:table-cell>
          <table:table-cell office:value-type="float" office:value="0.417587645317963" calcext:value-type="float">
            <text:p>0,41758764531796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.562214915772" calcext:value-type="float">
            <text:p>0,562214915772</text:p>
          </table:table-cell>
          <table:table-cell table:number-columns-repeated="2"/>
          <table:table-cell office:value-type="string" calcext:value-type="string">
            <text:p>31 <text:s text:c="10"/>2 <text:s text:c="9"/>2 <text:s text:c="6"/>2 <text:s text:c="10"/>2</text:p>
          </table:table-cell>
          <table:table-cell office:value-type="float" office:value="1.29136890254101" calcext:value-type="float">
            <text:p>1,2913689025410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0.41091450196552" calcext:value-type="float">
            <text:p>0,41091450196552</text:p>
          </table:table-cell>
          <table:table-cell table:number-columns-repeated="2"/>
          <table:table-cell office:value-type="string" calcext:value-type="string">
            <text:p>32 <text:s text:c="10"/>2 <text:s text:c="9"/>3 <text:s text:c="6"/>2 <text:s text:c="10"/>2</text:p>
          </table:table-cell>
          <table:table-cell office:value-type="float" office:value="0.674065966693942" calcext:value-type="float">
            <text:p>0,67406596669394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0.24097935096125" calcext:value-type="float">
            <text:p>0,24097935096125</text:p>
          </table:table-cell>
          <table:table-cell table:number-columns-repeated="2"/>
          <table:table-cell office:value-type="string" calcext:value-type="string">
            <text:p>33 <text:s text:c="10"/>2 <text:s text:c="9"/>3 <text:s text:c="6"/>2 <text:s text:c="10"/>3</text:p>
          </table:table-cell>
          <table:table-cell office:value-type="float" office:value="0.364242614103465" calcext:value-type="float">
            <text:p>0,364242614103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2"/>
          <table:table-cell office:value-type="string" calcext:value-type="string">
            <text:p>34 <text:s text:c="10"/>2 <text:s text:c="9"/>3 <text:s text:c="6"/>3 <text:s text:c="10"/>3</text:p>
          </table:table-cell>
          <table:table-cell office:value-type="float" office:value="0.40933251766203" calcext:value-type="float">
            <text:p>0,4093325176620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0.562214915772" calcext:value-type="float">
            <text:p>0,562214915772</text:p>
          </table:table-cell>
          <table:table-cell table:number-columns-repeated="2"/>
          <table:table-cell office:value-type="string" calcext:value-type="string">
            <text:p>35 <text:s text:c="10"/>3 <text:s text:c="9"/>3 <text:s text:c="6"/>3 <text:s text:c="10"/>3</text:p>
          </table:table-cell>
          <table:table-cell office:value-type="float" office:value="0.544828389955385" calcext:value-type="float">
            <text:p>0,544828389955385</text:p>
          </table:table-cell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0.330779226509222" calcext:value-type="float">
            <text:p>0,330779226509222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0.47208316769908" calcext:value-type="float">
            <text:p>0,47208316769908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0.29397344566876" calcext:value-type="float">
            <text:p>0,29397344566876</text:p>
          </table:table-cell>
          <table:table-cell office:value-type="float" office:value="0.293973445668759" calcext:value-type="float">
            <text:p>0,293973445668759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0.45080145670845" calcext:value-type="float">
            <text:p>0,45080145670845</text:p>
          </table:table-cell>
          <table:table-cell office:value-type="float" office:value="0.450801456708447" calcext:value-type="float">
            <text:p>0,45080145670844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0.312285701050364" calcext:value-type="float">
            <text:p>0,312285701050364</text:p>
          </table:table-cell>
          <table:table-cell office:value-type="float" office:value="0.312285701050363" calcext:value-type="float">
            <text:p>0,31228570105036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1" calcext:value-type="float">
            <text:p>41</text:p>
          </table:table-cell>
          <table:table-cell office:value-type="float" office:value="0.530416817808398" calcext:value-type="float">
            <text:p>0,530416817808398</text:p>
          </table:table-cell>
          <table:table-cell office:value-type="float" office:value="0.530416817808398" calcext:value-type="float">
            <text:p>0,53041681780839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0.160921529412656" calcext:value-type="float">
            <text:p>0,160921529412656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0.244316587364193" calcext:value-type="float">
            <text:p>0,244316587364193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office:value-type="float" office:value="0.180465155628947" calcext:value-type="float">
            <text:p>0,180465155628947</text:p>
          </table:table-cell>
          <table:table-cell office:value-type="float" office:value="0.180465155628946" calcext:value-type="float">
            <text:p>0,18046515562894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0.307637934407339" calcext:value-type="float">
            <text:p>0,307637934407339</text:p>
          </table:table-cell>
          <table:table-cell office:value-type="float" office:value="0.307637934407338" calcext:value-type="float">
            <text:p>0,30763793440733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0.184670869002694" calcext:value-type="float">
            <text:p>0,184670869002694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float" office:value="0.276247589089388" calcext:value-type="float">
            <text:p>0,276247589089388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0.237231031600063" calcext:value-type="float">
            <text:p>0,237231031600063</text:p>
          </table:table-cell>
          <table:table-cell office:value-type="float" office:value="0.237231031600062" calcext:value-type="float">
            <text:p>0,23723103160006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0.417587645317964" calcext:value-type="float">
            <text:p>0,417587645317964</text:p>
          </table:table-cell>
          <table:table-cell table:number-columns-repeated="2" office:value-type="float" office:value="0.417587645317963" calcext:value-type="float">
            <text:p>0,41758764531796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1.29136890254101" calcext:value-type="float">
            <text:p>1,29136890254101</text:p>
          </table:table-cell>
          <table:table-cell office:value-type="float" office:value="1.29136890254101" calcext:value-type="float">
            <text:p>1,2913689025410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0.674065966693942" calcext:value-type="float">
            <text:p>0,674065966693942</text:p>
          </table:table-cell>
          <table:table-cell office:value-type="float" office:value="0.674065966693942" calcext:value-type="float">
            <text:p>0,67406596669394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0.364242614103466" calcext:value-type="float">
            <text:p>0,364242614103466</text:p>
          </table:table-cell>
          <table:table-cell office:value-type="float" office:value="0.364242614103465" calcext:value-type="float">
            <text:p>0,36424261410346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0.709908166754586" calcext:value-type="float">
            <text:p>0,709908166754586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office:value-type="float" office:value="0.40933251766203" calcext:value-type="float">
            <text:p>0,40933251766203</text:p>
          </table:table-cell>
          <table:table-cell office:value-type="float" office:value="0.40933251766203" calcext:value-type="float">
            <text:p>0,4093325176620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0.544828389955385" calcext:value-type="float">
            <text:p>0,544828389955385</text:p>
          </table:table-cell>
          <table:table-cell office:value-type="float" office:value="0.544828389955385" calcext:value-type="float">
            <text:p>0,5448283899553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00:34:13.252738043</meta:creation-date>
    <dc:date>2022-05-31T01:30:28.186519880</dc:date>
    <meta:editing-duration>PT1M29S</meta:editing-duration>
    <meta:editing-cycles>1</meta:editing-cycles>
    <meta:document-statistic meta:table-count="1" meta:cell-count="373" meta:object-count="0"/>
    <meta:generator>LibreOffice/6.0.7.3$Linux_X86_64 LibreOffice_project/00m0$Build-3</meta:generator>
  </office:meta>
</office:document-meta>
</file>